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3760000020E99DC790B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8.163cm" svg:height="16.719cm" svg:x="1.1cm" svg:y="1.081cm">
          <draw:image xlink:href="Pictures/10000001000003760000020E99DC790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12-17T15:34:40.597245706</dc:date>
    <meta:editing-duration>PT3M29S</meta:editing-duration>
    <meta:editing-cycles>5</meta:editing-cycles>
    <meta:generator>LibreOffice/24.8.3.2$MacOSX_AARCH64 LibreOffice_project/48a6bac9e7e268aeb4c3483fcf825c94556d9f92</meta:generator>
    <meta:document-statistic meta:object-count="1"/>
  </office:meta>
</office:document-meta>
</file>